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0021" officeooo:paragraph-rsid="000e00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gin{comment} %this section describes V3 of subtype D, marginally significant </text:p>
      <text:p text:style-name="Standard">That being said, one variable loop data set --- V3 from subtype D --- was close to being significantly greater than expected (0.00264). <text:s text:c="2"/></text:p>
      <text:p text:style-name="Standard">Although this data set did not meet our significance threshold (0.00143), its nearly-significant statistics have potential implications that are worth mentioning. </text:p>
      <text:p text:style-name="Standard">The importance of this finding stems from the crucial theserole of variable loop 3 in HIV pathogenesis, due primarily to its role in binding coreceptors CCR5 and CXCR4 of human immune cells \citep{Cardozo:2007}. </text:p>
      <text:p text:style-name="Standard">After exhibiting affinity for CCR5 in early infection, mutations in the protein sequence of V3 can permit binding to the CXCR4 receptor instead, which in turn, enhances disease progression by depleting peripheral and lymphoid CD4+ T cells \citep{Ho:2005,Garg:2016}. </text:p>
      <text:p text:style-name="Standard">V3 of subtype D has demonstrated faster switching to CXCR4 binding relative to the other HIV-1 subtypes, which accounts for its high pathogenicity and fast disease progression <text:s/>\citep{Tebit:2011}. </text:p>
      <text:p text:style-name="Standard">The fact that the V3 indel rate for subtype D is high compared to other subtypes implicates indels as a potential causative agent responsible for this subtype's faster coreceptor switching and resulting higher pathogenicity. <text:s/></text:p>
      <text:p text:style-name="Standard">%he relatively higher indel rates in V3 of subtype D could therefore, cause the onset of these changes to be accelerated in this subtype. </text:p>
      <text:p text:style-name="Standard">%ore efficient adjustment to the CXRC4 coreceptor would induce faster progression of immune depletion, thereby explaining the high pathogenicity of this HIV-1 subtype. </text:p>
      <text:p text:style-name="Standard">While this elevated rate suggests support for our second hypothesis in which we predict that indel rates would increase with subtype pathogenicity, we cannot support this finding with confidence due to the lack of statistical significance (Figure \ref{indel-rates}). </text:p>
      <text:p text:style-name="Standard">\end{comment}</text:p>
      <text:p text:style-name="Standard"/>
      <text:p text:style-name="Standard"/>
      <text:p text:style-name="P1">mosaic subtypes </text:p>
      <text:p text:style-name="P1"/>
      <text:p text:style-name="P1">%Alternatively, This may be explained by the predominant route of bodily entry by which clade C viruses are transmitted. </text:p>
      <text:p text:style-name="P1">%As clade C is predominantly transmitted by heterosexual interaction, it is more commonly exposed to the vaginal mucosa, which is a harsh and relatively unsuccessful transmission route for HIV-1 \citep{Haaland:2009,Hladik:2009}. </text:p>
      <text:p text:style-name="P1">%Considering that indel-induced changes in V1, V2 and V3 can influence the onset and progression of HIV infection after a transmission event, it is plausible that HIV-1 subtype C selects for relatively long indels to induce faster and more drastic changes in its variable loops and thereby enhance survivability in the vaginal mucosa \citep{Nabatov:2006}. </text:p>
      <text:p text:style-name="P1">%This could explain the apparent preference of subtype C for larger indels seen in Figure \ref{mosaic}a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5:13:52.650279481</meta:creation-date>
    <dc:date>2018-11-28T11:50:58.155088300</dc:date>
    <meta:editing-duration>P1DT20H26M55S</meta:editing-duration>
    <meta:editing-cycles>1</meta:editing-cycles>
    <meta:document-statistic meta:table-count="0" meta:image-count="0" meta:object-count="0" meta:page-count="1" meta:paragraph-count="16" meta:word-count="395" meta:character-count="2696" meta:non-whitespace-character-count="2298"/>
    <meta:generator>LibreOffice/6.0.6.2$Linux_X86_64 LibreOffice_project/00m0$Build-2</meta:generator>
  </office:meta>
</office:document-meta>
</file>